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fo:font-weight="normal" officeooo:paragraph-rsid="001376a8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 style:list-style-name="L1"/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1376a8"/>
    </style:style>
    <style:style style:name="T4" style:family="text">
      <style:text-properties officeooo:rsid="00137fe6"/>
    </style:style>
    <style:style style:name="T5" style:family="text">
      <style:text-properties officeooo:rsid="00147ac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Text_20_body">Inserimento nuovo evento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Ettore : Pedagogo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9613492" text:style-name="L1">
              <text:list-item>
                <text:p text:style-name="P4">Ettore è il pedagogo dell' asilo .Decide di organizzare un nuovo evento avente come tema principale la ''Recita'' utilizzata come strumento per aiutare il bambino a giungere <text:s/><text:span text:style-name="T1">alla soluzione di un problema mediante la collaborazione con altri,caratterizzata dalla spontaneità e dall' allegria</text:span><text:span text:style-name="T2"> .</text:span>Ettore è loggato <text:span text:style-name="T3">nel sistema</text:span></text:p>
              </text:list-item>
              <text:list-item>
                <text:p text:style-name="P4">Ettore accede alla sezione eventi </text:p>
              </text:list-item>
              <text:list-item>
                <text:p text:style-name="P4">Ettore clicca sulla voce '' Inserimento Nuovo Evento'' </text:p>
                <text:list>
                  <text:list-item>
                    <text:list>
                      <text:list-item>
                        <text:p text:style-name="P4">Il sistema mostra il form di Inserimento Evento</text:p>
                      </text:list-item>
                    </text:list>
                  </text:list-item>
                </text:list>
              </text:list-item>
              <text:list-item>
                <text:p text:style-name="P4">Ettore inserisce ''22/02/2012'' <text:s/>nel campo ''Data'' , <text:s/>inserisce ''' Recitare per imparare'' nel campo ''Titolo'' e sottomette l'evento <text:s/></text:p>
                <text:list>
                  <text:list-item>
                    <text:list>
                      <text:list-item>
                        <text:p text:style-name="P4">Il sistema riceve l'evento e lo pubblica</text:p>
                      </text:list-item>
                    </text:list>
                  </text:list-item>
                </text:list>
              </text:list-item>
              <text:list-item>
                <text:p text:style-name="P4">Ettore esce dal sistema</text:p>
              </text:list-item>
            </text:list>
          </table:table-cell>
        </table:table-row>
      </table:table>
      <text:p text:style-name="P2"/>
      <text:p text:style-name="P3"><text:span text:style-name="T3">Scenario N° </text:span><text:span text:style-name="T5">1</text:span><text:span text:style-name="T3">: <text:s/>Inserimento nuovo evento da parte del pedag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5M53S</meta:editing-duration>
    <meta:editing-cycles>9</meta:editing-cycles>
    <meta:generator>LibreOffice/3.6$Windows_x86 LibreOffice_project/da8c1e6-fd468f4-454e206-f42a4a9-143cfd</meta:generator>
    <dc:date>2012-10-22T19:46:39.30</dc:date>
    <meta:document-statistic meta:table-count="1" meta:image-count="0" meta:object-count="0" meta:page-count="1" meta:paragraph-count="13" meta:word-count="129" meta:character-count="841" meta:non-whitespace-character-count="723"/>
  </office:meta>
</office:document-meta>
</file>